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00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18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line-height="100%" fo:text-align="center"/>
    </style:style>
    <style:style style:name="P2" style:family="paragraph">
      <loext:graphic-properties draw:fill="none" draw:fill-color="#ffffff"/>
      <style:paragraph-properties fo:line-height="100%" fo:text-align="center"/>
      <style:text-properties fo:color="#000000" style:font-name="Segoe UI1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="none" draw:fill-color="#ffffff"/>
      <style:paragraph-properties fo:line-height="100%" fo:text-align="center" style:text-autospace="none"/>
      <style:text-properties fo:color="#000000" style:font-name="Arial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line-height="100%" fo:text-align="center" style:text-autospace="none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50%" fo:text-align="center" fo:text-indent="-1.27cm" style:text-autospace="none"/>
      <style:text-properties fo:color="#000000" style:font-name="Segoe UI" fo:font-size="8.5pt" fo:text-shadow="none" style:font-name-asian="Segoe UI" style:font-size-asian="8.5pt" style:font-name-complex="Segoe UI" style:font-size-complex="8.5pt"/>
    </style:style>
    <style:style style:name="P9" style:family="paragraph">
      <style:paragraph-properties fo:margin-left="1.27cm" fo:margin-right="0cm" fo:margin-top="0cm" fo:margin-bottom="0cm" fo:line-height="100%" fo:text-align="center" fo:text-indent="-1.27cm" style:text-autospace="none"/>
    </style:style>
    <style:style style:name="P10" style:family="paragraph">
      <style:paragraph-properties fo:margin-left="0cm" fo:margin-right="0cm" fo:margin-top="0cm" fo:margin-bottom="0cm" fo:text-align="start" fo:text-indent="0cm" style:text-autospace="none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Arial" fo:font-size="28pt" fo:text-shadow="1pt 1pt" style:font-size-asian="28pt" style:font-size-complex="28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font-style="normal" fo:text-shadow="none" style:text-underline-style="solid" style:text-underline-width="auto" style:text-underline-color="font-color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egoe UI1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Arial" fo:font-size="33pt" fo:font-style="normal" fo:text-shadow="none" style:text-underline-style="none" fo:font-weight="bold" style:letter-kerning="true" style:font-name-asian="Microsoft YaHei" style:font-size-asian="33pt" style:font-style-asian="normal" style:font-weight-asian="bold" style:font-name-complex="Mangal" style:font-size-complex="3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Arial" fo:font-size="28pt" fo:font-style="normal" fo:text-shadow="1pt 1pt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146cm" svg:height="3.063cm" svg:x="1.524cm" svg:y="0.437cm">
          <draw:text-box>
            <text:p text:style-name="P1"><text:span text:style-name="T1">HYMN #506</text:span></text:p>
            <text:p text:style-name="P1"><text:span text:style-name="T2">“</text:span><text:span text:style-name="T2">Glory Be to God the Fathe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5.146cm" svg:height="7.874cm" svg:x="1.27cm" svg:y="0.508cm">
          <draw:text-box>
            <text:p text:style-name="P4"><text:span text:style-name="T3">1.</text:span><text:span text:style-name="T4"> Glory be to God the Father,</text:span><text:span text:style-name="T4"><text:line-break/></text:span><text:span text:style-name="T4">Glory be to God the Son,</text:span><text:span text:style-name="T4"><text:line-break/></text:span><text:span text:style-name="T4">Glory be to God the Spirit:</text:span><text:span text:style-name="T4"><text:line-break/></text:span><text:span text:style-name="T4">Great Jehovah, Three in One!</text:span><text:span text:style-name="T4"><text:line-break/></text:span><text:span text:style-name="T4">Glory, glory, While eternal ages ru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5" draw:layer="layout" svg:width="25.908cm" svg:height="7.874cm" svg:x="1.016cm" svg:y="0.508cm">
          <draw:text-box>
            <text:p text:style-name="P6"><text:span text:style-name="T3">2.</text:span><text:span text:style-name="T4"> Glory be to Him who loved us,</text:span><text:span text:style-name="T4"><text:line-break/></text:span><text:span text:style-name="T4">Washed us from each spot and stain;</text:span><text:span text:style-name="T4"><text:line-break/></text:span><text:span text:style-name="T4">Glory be to Him who bought us,</text:span><text:span text:style-name="T4"><text:line-break/></text:span><text:span text:style-name="T4">Made us kings with Him to reign!</text:span><text:span text:style-name="T4"><text:line-break/></text:span><text:span text:style-name="T5">Glory, glory, to the Lamb that once was slai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4" draw:text-style-name="P8" draw:layer="layout" svg:width="25.146cm" svg:height="8.257cm" svg:x="1.524cm" svg:y="0.379cm">
          <draw:text-box>
            <text:p text:style-name="P7"><text:span text:style-name="T3">3.</text:span><text:span text:style-name="T4"> Glory to the King of angels,</text:span></text:p>
            <text:p text:style-name="P7"><text:span text:style-name="T4">Glory to the Church’s King,</text:span></text:p>
            <text:p text:style-name="P7"><text:span text:style-name="T4">Glory to the King of nations;</text:span></text:p>
            <text:p text:style-name="P7"><text:span text:style-name="T4">Heav’n and earth, your praises bring!</text:span></text:p>
            <text:p text:style-name="P7"><text:span text:style-name="T4">Glory, glory, To the King of glory s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5" draw:text-style-name="P11" draw:layer="layout" svg:width="25.146cm" svg:height="11.43cm" svg:x="1.27cm" svg:y="0.762cm">
          <draw:text-box>
            <text:p text:style-name="P9"><text:span text:style-name="T3">4.</text:span><text:span text:style-name="T4"> Glory, blessing, praise eternal!</text:span></text:p>
            <text:p text:style-name="P9"><text:span text:style-name="T4">Thus the choir of angels sings;</text:span></text:p>
            <text:p text:style-name="P9"><text:span text:style-name="T4">Honor, riches, pow’r, dominion!</text:span></text:p>
            <text:p text:style-name="P9"><text:span text:style-name="T4">Thus its praise creation brings.</text:span></text:p>
            <text:p text:style-name="P9"><text:span text:style-name="T4">Glory, glory, glory to the King of kings!</text:span></text:p>
            <text:p text:style-name="P10"><text:span text:style-name="T6"><text:line-break/></text:span><text:span text:style-name="T6"/></text:p>
            <text:p text:style-name="P10"><text:span text:style-name="T7"/></text:p>
            <text:p text:style-name="P10"><text:span text:style-name="T8"><text:s text:c="10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880000028D257B9C4997F2BB3B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10-01T07:57:10.662000000</meta:creation-date>
    <dc:date>2019-01-19T20:31:53.684000000</dc:date>
    <meta:editing-duration>PT17M43S</meta:editing-duration>
    <meta:editing-cycles>10</meta:editing-cycles>
    <meta:generator>LibreOffice/6.1.3.2$Windows_X86_64 LibreOffice_project/86daf60bf00efa86ad547e59e09d6bb77c699acb</meta:generator>
    <meta:document-statistic meta:object-count="96"/>
  </office:meta>
</office:document-meta>
</file>